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3cm"/>
    </style:style>
    <style:style style:name="Table1.B" style:family="table-column">
      <style:table-column-properties style:column-width="13.77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c9851"/>
    </style:style>
    <style:style style:name="P2" style:family="paragraph" style:parent-style-name="Standard">
      <style:text-properties officeooo:paragraph-rsid="001d3f12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Heading_20_3">
      <style:paragraph-properties style:writing-mode="lr-tb"/>
    </style:style>
    <style:style style:name="P5" style:family="paragraph" style:parent-style-name="Text_20_body">
      <style:paragraph-properties fo:padding="0cm" fo:border="none" style:writing-mode="lr-tb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CI stands for Peripheral Component Interconnect. It’s a standard bus architecture used in computers to connect peripheral devices (like network cards, sound cards, graphics cards, storage controllers, etc.) to the motherboard.</text:p>
      <text:p text:style-name="P3">What PCI Does:</text:p>
      <text:p text:style-name="P3"/>
      <text:p text:style-name="P3">Provides a way for the CPU to communicate with external devices.</text:p>
      <text:p text:style-name="P3"/>
      <text:p text:style-name="P3">Allows multiple devices to share the same bus.</text:p>
      <text:p text:style-name="P3"/>
      <text:p text:style-name="P3">Supports plug-and-play — devices can be added or removed without configuring jumpers manually.</text:p>
      <text:p text:style-name="P3"/>
      <text:p text:style-name="P3">Supports 32-bit or 64-bit data paths and operates at various clock speeds depending on the PCI version.</text:p>
      <text:p text:style-name="P3"/>
      <text:p text:style-name="P3">Key Points:</text:p>
      <text:p text:style-name="P3"/>
      <text:p text:style-name="P3">Developed by Intel in the early 1990s.</text:p>
      <text:p text:style-name="P3"/>
      <text:p text:style-name="P3">Standard PCI slots are commonly found on desktop motherboards.</text:p>
      <text:p text:style-name="P3"/>
      <text:p text:style-name="P3">PCI Express (PCIe) is the modern replacement, offering faster data transfer rates using serial communication.</text:p>
      <text:p text:style-name="P3"/>
      <text:p text:style-name="P3">Devices on PCI have unique addresses and can issue interrupts to the CPU.</text:p>
      <text:p text:style-name="P3"/>
      <text:p text:style-name="P3">Summary:</text:p>
      <text:p text:style-name="P3"/>
      <text:p text:style-name="P3">PCI is a hardware interface standard that enables expansion cards and devices to communicate efficiently with the computer’s CPU and memory over a common bus.</text:p>
      <text:p text:style-name="P3"/>
      <text:p text:style-name="P3">If you want, I can also explain PCI Express or how PCI works internally!</text:p>
      <text:p text:style-name="P3">You said:</text:p>
      <text:p text:style-name="P3">yes you can proceed</text:p>
      <text:p text:style-name="P3"><text:soft-page-break/></text:p>
      <text:p text:style-name="P3"/>
      <text:p text:style-name="P3">Great! Let's dive deeper into PCI and then also touch on PCI Express (PCIe) since it’s the modern standard.</text:p>
      <text:p text:style-name="P5">1. How PCI Works (Traditional PCI)</text:p>
      <text:p text:style-name="P3">Architecture:</text:p>
      <text:p text:style-name="P3"/>
      <text:p text:style-name="P3">PCI is a parallel bus architecture.</text:p>
      <text:p text:style-name="P3"/>
      <text:p text:style-name="P3">It allows multiple devices to share a common communication path called a bus.</text:p>
      <text:p text:style-name="P3"/>
      <text:p text:style-name="P3">The bus has multiple lines: address lines, data lines, and control lines.</text:p>
      <text:p text:style-name="P3"/>
      <text:p text:style-name="P3">Each device connected to the bus can communicate with the CPU or memory by placing addresses and data on the bus.</text:p>
      <text:p text:style-name="P3"/>
      <text:p text:style-name="P3">Bus Characteristics:</text:p>
      <text:p text:style-name="P3"/>
      <text:p text:style-name="P3">Typical PCI bus width: 32-bit or 64-bit.</text:p>
      <text:p text:style-name="P3"/>
      <text:p text:style-name="P3">Clock speeds: Usually 33 MHz or 66 MHz.</text:p>
      <text:p text:style-name="P3"/>
      <text:p text:style-name="P3">Max data transfer rate (for 32-bit, 33 MHz): 133 MB/s.</text:p>
      <text:p text:style-name="P3"/>
      <text:p text:style-name="P3">Communication:</text:p>
      <text:p text:style-name="P3"/>
      <text:p text:style-name="P3">Devices have unique bus/device/function addresses.</text:p>
      <text:p text:style-name="P3"/>
      <text:p text:style-name="P3">Supports bus mastering, meaning devices can initiate transactions (DMA) without CPU intervention.</text:p>
      <text:p text:style-name="P3"/>
      <text:p text:style-name="P3">Uses interrupts to signal events to CPU (like data ready).</text:p>
      <text:p text:style-name="P3"/>
      <text:p text:style-name="P3"><text:soft-page-break/>Plug and Play:</text:p>
      <text:p text:style-name="P3"/>
      <text:p text:style-name="P3">Devices have configuration space (256 bytes per device).</text:p>
      <text:p text:style-name="P3"/>
      <text:p text:style-name="P3">The system BIOS or OS scans the PCI bus during boot to discover devices and configure resources (IRQ, memory addresses).</text:p>
      <text:p text:style-name="P3"/>
      <text:p text:style-name="P5">2. Limitations of Traditional PCI</text:p>
      <text:p text:style-name="P3"/>
      <text:p text:style-name="P3">Parallel bus with shared lines causes bandwidth bottlenecks as devices increase.</text:p>
      <text:p text:style-name="P3"/>
      <text:p text:style-name="P3">Limited scalability and slower speeds.</text:p>
      <text:p text:style-name="P3"/>
      <text:p text:style-name="P3">Signal integrity issues at higher frequencies.</text:p>
      <text:p text:style-name="P3"/>
      <text:p text:style-name="P3">Fixed maximum bandwidth per bus.</text:p>
      <text:p text:style-name="P3"/>
      <text:p text:style-name="P5">3. PCI Express (PCIe) – The Modern Standard</text:p>
      <text:p text:style-name="P3">Overview:</text:p>
      <text:p text:style-name="P3"/>
      <text:p text:style-name="P3">PCIe is a serial point-to-point link architecture.</text:p>
      <text:p text:style-name="P3"/>
      <text:p text:style-name="P3">Replaced PCI and PCI-X for most purposes.</text:p>
      <text:p text:style-name="P3"/>
      <text:p text:style-name="P3">Much faster and scalable.</text:p>
      <text:p text:style-name="P3"/>
      <text:p text:style-name="P3">Key Features:</text:p>
      <text:p text:style-name="P3"/>
      <text:p text:style-name="P3">Uses lanes, each lane has two differential signaling pairs (one for transmit, one for receive).</text:p>
      <text:p text:style-name="P3"/>
      <text:p text:style-name="P3">Typical PCIe link widths: x1, x4, x8, x16 lanes.</text:p>
      <text:p text:style-name="P3"/>
      <text:p text:style-name="P3"><text:soft-page-break/>Data rate per lane depends on PCIe generation:</text:p>
      <text:p text:style-name="P3"/>
      <text:p text:style-name="P3">Gen1: 2.5 GT/s (gigatransfers per second) ~250 MB/s per lane</text:p>
      <text:p text:style-name="P3"/>
      <text:p text:style-name="P3">Gen2: 5 GT/s (~500 MB/s per lane)</text:p>
      <text:p text:style-name="P3"/>
      <text:p text:style-name="P3">Gen3: 8 GT/s (~1 GB/s per lane)</text:p>
      <text:p text:style-name="P3"/>
      <text:p text:style-name="P3">Gen4: 16 GT/s (~2 GB/s per lane)</text:p>
      <text:p text:style-name="P3"/>
      <text:p text:style-name="P3">Gen5 and newer continue increasing</text:p>
      <text:p text:style-name="P3"/>
      <text:p text:style-name="P3">Architecture:</text:p>
      <text:p text:style-name="P3"/>
      <text:p text:style-name="P3">Each device connects directly to the host through dedicated links.</text:p>
      <text:p text:style-name="P3"/>
      <text:p text:style-name="P3">Full-duplex communication (can send and receive simultaneously).</text:p>
      <text:p text:style-name="P3"/>
      <text:p text:style-name="P3">Supports hot plugging and dynamic resource allocation.</text:p>
      <text:p text:style-name="P3"/>
      <text:p text:style-name="P3">Uses packets to transmit data, similar to networking.</text:p>
      <text:p text:style-name="P3"/>
      <text:p text:style-name="P3">Advantages:</text:p>
      <text:p text:style-name="P3"/>
      <text:p text:style-name="P3">Much higher bandwidth than PCI.</text:p>
      <text:p text:style-name="P3"/>
      <text:p text:style-name="P3">Scalable by increasing the number of lanes.</text:p>
      <text:p text:style-name="P3"/>
      <text:p text:style-name="P3">Better signal integrity and lower latency.</text:p>
      <text:p text:style-name="P3"/>
      <text:p text:style-name="P3">Supports advanced error detection and correction.</text:p>
      <text:p text:style-name="P3"/>
      <text:p text:style-name="P3"><text:soft-page-break/>Summary Comparison:</text:p>
      <text:p text:style-name="P3">Feature PCI (Traditional) PCI Express (PCIe)</text:p>
      <text:p text:style-name="P3">Communication Parallel bus Serial point-to-point</text:p>
      <text:p text:style-name="P3">Speed Up to 133 MB/s (32-bit, 33 MHz) Up to multiple GB/s depending on lanes &amp; gen</text:p>
      <text:p text:style-name="P3">Scalability Limited by bus sharing Scalable by number of lanes</text:p>
      <text:p text:style-name="P3">Bus Sharing Shared bus for all devices Dedicated links per device</text:p>
      <text:p text:style-name="P3">Plug and Play Yes Yes</text:p>
      <text:p text:style-name="P3">Duplex Half-duplex Full-duplex</text:p>
      <text:h text:style-name="Heading_20_2" text:outline-level="2">PCI (Peripheral Component Interconnect)</text:h>
      <text:list xml:id="list1768733940" text:style-name="L1">
        <text:list-item>
          <text:p text:style-name="P8"><text:span text:style-name="Strong_20_Emphasis">Type:</text:span> Parallel bus interface for connecting internal expansion cards to motherboard.</text:p>
        </text:list-item>
        <text:list-item>
          <text:p text:style-name="P8"><text:span text:style-name="Strong_20_Emphasis">Purpose:</text:span> Connect internal devices like network cards, sound cards, graphics cards (older ones).</text:p>
        </text:list-item>
        <text:list-item>
          <text:p text:style-name="P8"><text:span text:style-name="Strong_20_Emphasis">Speed:</text:span> Up to 133 MB/s (32-bit, 33 MHz).</text:p>
        </text:list-item>
        <text:list-item>
          <text:p text:style-name="P8"><text:span text:style-name="Strong_20_Emphasis">Bus:</text:span> Shared parallel bus among multiple devices.</text:p>
        </text:list-item>
        <text:list-item>
          <text:p text:style-name="P8"><text:span text:style-name="Strong_20_Emphasis">Topology:</text:span> Multiple devices share the same bus, with fixed addressing.</text:p>
        </text:list-item>
        <text:list-item>
          <text:p text:style-name="P8"><text:span text:style-name="Strong_20_Emphasis">Use case:</text:span> Mostly legacy; replaced by PCIe in modern systems.</text:p>
        </text:list-item>
        <text:list-item>
          <text:p text:style-name="P8"><text:span text:style-name="Strong_20_Emphasis">Connection:</text:span> Internal motherboard slot.</text:p>
        </text:list-item>
      </text:list>
      <text:p text:style-name="Horizontal_20_Line"/>
      <text:h text:style-name="Heading_20_2" text:outline-level="2">2. PCI Express (PCIe)</text:h>
      <text:list xml:id="list136089254" text:style-name="L2">
        <text:list-item>
          <text:p text:style-name="P9"><text:span text:style-name="Strong_20_Emphasis">Type:</text:span> High-speed serial point-to-point interface.</text:p>
        </text:list-item>
        <text:list-item>
          <text:p text:style-name="P9"><text:span text:style-name="Strong_20_Emphasis">Purpose:</text:span> Connect internal devices (graphics cards, SSDs, network cards) with very high bandwidth.</text:p>
        </text:list-item>
        <text:list-item>
          <text:p text:style-name="P9"><text:span text:style-name="Strong_20_Emphasis">Speed:</text:span> Scales with generations and lanes:</text:p>
          <text:list>
            <text:list-item>
              <text:p text:style-name="P9">PCIe Gen3 x16 = ~16 GB/s</text:p>
            </text:list-item>
            <text:list-item>
              <text:p text:style-name="P9">PCIe Gen4 x16 = ~32 GB/s</text:p>
            </text:list-item>
          </text:list>
        </text:list-item>
        <text:list-item>
          <text:p text:style-name="P9"><text:span text:style-name="Strong_20_Emphasis">Bus:</text:span> Dedicated serial lanes per device.</text:p>
        </text:list-item>
        <text:list-item>
          <text:p text:style-name="P9"><text:span text:style-name="Strong_20_Emphasis">Topology:</text:span> Point-to-point, each device has a dedicated link to the host.</text:p>
        </text:list-item>
        <text:list-item>
          <text:p text:style-name="P9"><text:span text:style-name="Strong_20_Emphasis">Use case:</text:span> Modern internal expansion for graphics cards, NVMe SSDs, high-speed network cards.</text:p>
        </text:list-item>
        <text:list-item>
          <text:p text:style-name="P9"><text:span text:style-name="Strong_20_Emphasis">Connection:</text:span> Internal motherboard slot (often large x16 slot for GPUs).</text:p>
        </text:list-item>
      </text:list>
      <text:p text:style-name="Horizontal_20_Line"/>
      <text:h text:style-name="Heading_20_2" text:outline-level="2"><text:soft-page-break/>3. USB 3.0 (Universal Serial Bus 3.0)</text:h>
      <text:list xml:id="list1255039551" text:style-name="L3">
        <text:list-item>
          <text:p text:style-name="P10"><text:span text:style-name="Strong_20_Emphasis">Type:</text:span> External serial interface for connecting peripherals.</text:p>
        </text:list-item>
        <text:list-item>
          <text:p text:style-name="P10"><text:span text:style-name="Strong_20_Emphasis">Purpose:</text:span> Connect external devices like flash drives, external hard disks, keyboards, mice, webcams, etc.</text:p>
        </text:list-item>
        <text:list-item>
          <text:p text:style-name="P10"><text:span text:style-name="Strong_20_Emphasis">Speed:</text:span> Up to 5 Gbps (approx 625 MB/s).</text:p>
        </text:list-item>
        <text:list-item>
          <text:p text:style-name="P10"><text:span text:style-name="Strong_20_Emphasis">Bus:</text:span> Shared serial bus with host controller and multiple devices connected via hubs.</text:p>
        </text:list-item>
        <text:list-item>
          <text:p text:style-name="P10"><text:span text:style-name="Strong_20_Emphasis">Topology:</text:span> Tree topology with hubs and devices.</text:p>
        </text:list-item>
        <text:list-item>
          <text:p text:style-name="P10"><text:span text:style-name="Strong_20_Emphasis">Use case:</text:span> External connectivity standard for data transfer and device charging.</text:p>
        </text:list-item>
        <text:list-item>
          <text:p text:style-name="P10"><text:span text:style-name="Strong_20_Emphasis">Connection:</text:span> External USB ports with USB Type-A or other connectors.</text:p>
        </text:list-item>
      </text:list>
      <text:p text:style-name="Horizontal_20_Line"/>
      <text:h text:style-name="Heading_20_6" text:outline-level="6"/>
      <text:p text:style-name="Text_20_body">The <text:span text:style-name="Strong_20_Emphasis">bandwidth of a bus</text:span> means <text:span text:style-name="Strong_20_Emphasis">the maximum amount of data it can transfer per second</text:span>.</text:p>
      <text:p text:style-name="Text_20_body">It depends on two main factors:</text:p>
      <text:list xml:id="list3855084356" text:style-name="L4">
        <text:list-item>
          <text:p text:style-name="P11"><text:span text:style-name="Strong_20_Emphasis">Bus width</text:span> (number of data lines — bits transferred in parallel per clock cycle)</text:p>
        </text:list-item>
        <text:list-item>
          <text:p text:style-name="P11"><text:span text:style-name="Strong_20_Emphasis">Clock frequency</text:span> (number of cycles per second)</text:p>
        </text:list-item>
      </text:list>
      <text:p text:style-name="Text_20_body">The formula is:</text:p>
      <text:p text:style-name="P6"> (bytes/sec) width (bits) frequency (Hz)Bandwidth (bytes/sec)=8Bus width (bits)​×Clock frequency (Hz)</text:p>
      <text:p text:style-name="P1">SB is a standardized interface that allows for the connection and communication between computers and various electronic devices. </text:p>
      <text:p text:style-name="P1">It facilitates both data transfer and power delivery.</text:p>
      <text:p text:style-name="P1">USB is considered "universal" because it's widely compatible across different devices and operating systems. </text:p>
      <text:p text:style-name="P1">It's also "serial" because data is transmitted one bit at a time, which is an efficient method of communication. </text:p>
      <text:p text:style-name="P1">Key Features: </text:p>
      <text:p text:style-name="P1"><text:span text:style-name="Strong_20_Emphasis">Plug and Play:</text:span></text:p>
      <text:p text:style-name="P1">USB allows devices to be connected and automatically recognized by the computer, without needing to install drivers or restart the system.</text:p>
      <text:p text:style-name="P1"><text:span text:style-name="Strong_20_Emphasis">Hot Swappable:</text:span></text:p>
      <text:p text:style-name="P1">You can connect and disconnect USB devices while the computer is running, a feature known as "hot swapping".</text:p>
      <text:p text:style-name="P1"><text:span text:style-name="Strong_20_Emphasis">Power Delivery:</text:span> </text:p>
      <text:p text:style-name="P1">USB provides a small amount of power to connected devices, allowing them to be charged or function without needing a separate power supply. </text:p>
      <text:p text:style-name="P1"><text:span text:style-name="Strong_20_Emphasis">Various Connectors:</text:span> </text:p>
      <text:p text:style-name="P2">There are different types of USB connectors, including Type-A, Type-B, Type-C, and Micro-B, each designed for specific devices and functionalities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ext_20_body">In USB (and PCI/PCIe too), <text:span text:style-name="Strong_20_Emphasis">Device ID</text:span> and <text:span text:style-name="Strong_20_Emphasis">Vendor ID</text:span> are unique numeric identifiers used to tell the operating system <text:span text:style-name="Emphasis">exactly</text:span> what hardware is connected, so the right driver can be loaded automatically.</text:p>
      <text:p text:style-name="Horizontal_20_Line"/>
      <text:h text:style-name="Heading_20_2" text:outline-level="2"><text:span text:style-name="Strong_20_Emphasis">1. Vendor ID (VID)</text:span></text:h>
      <text:list xml:id="list1707634889" text:style-name="L5">
        <text:list-item>
          <text:p text:style-name="P12">A <text:span text:style-name="Strong_20_Emphasis">16-bit</text:span> number assigned by the USB Implementers Forum (USB-IF) to each manufacturer.</text:p>
        </text:list-item>
        <text:list-item>
          <text:p text:style-name="P12">It’s like a company’s unique registration number in the USB world.</text:p>
        </text:list-item>
        <text:list-item>
          <text:p text:style-name="P12">Example:</text:p>
          <text:list>
            <text:list-item>
              <text:p text:style-name="P12">Intel → <text:span text:style-name="Source_20_Text">0x8086</text:span></text:p>
            </text:list-item>
            <text:list-item>
              <text:p text:style-name="P12">Microsoft → <text:span text:style-name="Source_20_Text">0x045E</text:span></text:p>
            </text:list-item>
            <text:list-item>
              <text:p text:style-name="P12">Logitech → <text:span text:style-name="Source_20_Text">0x046D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Product ID / Device ID (PID)</text:span></text:h>
      <text:list xml:id="list1215878965" text:style-name="L6">
        <text:list-item>
          <text:p text:style-name="P13">A <text:span text:style-name="Strong_20_Emphasis">16-bit</text:span> number assigned by the manufacturer.</text:p>
        </text:list-item>
        <text:list-item>
          <text:p text:style-name="P13">Identifies the specific <text:span text:style-name="Strong_20_Emphasis">product/model</text:span> under that vendor.</text:p>
        </text:list-item>
        <text:list-item>
          <text:p text:style-name="P13">Example (Logitech VID = <text:span text:style-name="Source_20_Text">0x046D</text:span>):</text:p>
          <text:list>
            <text:list-item>
              <text:p text:style-name="P13">Logitech MX Master Mouse → <text:span text:style-name="Source_20_Text">0xC52B</text:span></text:p>
            </text:list-item>
            <text:list-item>
              <text:p text:style-name="P13">Logitech Webcam C920 → <text:span text:style-name="Source_20_Text">0x082D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Why it’s needed</text:span></text:h>
      <text:list xml:id="list3796268359" text:style-name="L7">
        <text:list-item>
          <text:p text:style-name="P14">When you plug in a USB device, the host sends a <text:span text:style-name="Strong_20_Emphasis">GET_DESCRIPTOR</text:span> request.</text:p>
        </text:list-item>
        <text:list-item>
          <text:p text:style-name="P14">The device responds with:</text:p>
          <text:list>
            <text:list-item>
              <text:p text:style-name="P14"><text:span text:style-name="Strong_20_Emphasis">VID</text:span> (Vendor ID)</text:p>
            </text:list-item>
            <text:list-item>
              <text:p text:style-name="P14"><text:span text:style-name="Strong_20_Emphasis">PID</text:span> (Product ID)</text:p>
            </text:list-item>
            <text:list-item>
              <text:p text:style-name="P14">Device class, subclass, protocol, etc.</text:p>
            </text:list-item>
          </text:list>
        </text:list-item>
        <text:list-item>
          <text:p text:style-name="P14">The OS looks in its driver database:</text:p>
          <text:list>
            <text:list-item>
              <text:p text:style-name="P14">If a driver for <text:span text:style-name="Source_20_Text">(VID, PID)</text:span> is found → load it.</text:p>
            </text:list-item>
            <text:list-item>
              <text:p text:style-name="P14">If not → prompt for driver installation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4. Example</text:span></text:h>
      <text:p text:style-name="Text_20_body">If you plug in a USB flash drive:</text:p>
      <text:list xml:id="list2486882765" text:style-name="L8">
        <text:list-item>
          <text:p text:style-name="P15">VID: <text:span text:style-name="Source_20_Text">0x0781</text:span> → SanDisk</text:p>
        </text:list-item>
        <text:list-item>
          <text:p text:style-name="P15">PID: <text:span text:style-name="Source_20_Text">0x5567</text:span> → Cruzer Blade 32GB</text:p>
        </text:list-item>
        <text:list-item>
          <text:p text:style-name="P15">OS finds <text:span text:style-name="Source_20_Text">"SanDisk Cruzer Blade driver"</text:span> and loads it.</text:p>
        </text:list-item>
      </text:list>
      <text:p text:style-name="Horizontal_20_Line"/>
      <text:h text:style-name="Heading_20_2" text:outline-level="2"><text:span text:style-name="Strong_20_Emphasis">1. Motherboard PCIe Slots &amp; Lanes</text:span></text:h>
      <text:list xml:id="list4020331894" text:style-name="L9">
        <text:list-item>
          <text:p text:style-name="P16"><text:span text:style-name="Strong_20_Emphasis">What you see</text:span>: The long black/blue slots on the motherboard labeled <text:span text:style-name="Strong_20_Emphasis">x1, x4, x8, x16</text:span>.</text:p>
        </text:list-item>
        <text:list-item>
          <text:p text:style-name="P16"><text:span text:style-name="Strong_20_Emphasis">What they do</text:span>: They are <text:span text:style-name="Strong_20_Emphasis">roads</text:span> for data between the CPU and your device.</text:p>
        </text:list-item>
        <text:list-item>
          <text:p text:style-name="P16"><text:span text:style-name="Strong_20_Emphasis">Lanes</text:span> = <text:span text:style-name="Strong_20_Emphasis">number of separate roads</text:span>.</text:p>
          <text:list>
            <text:list-item>
              <text:p text:style-name="P16">x1 → 1 road each way (Tx, Rx) → slower.</text:p>
            </text:list-item>
            <text:list-item>
              <text:p text:style-name="P16">x16 → 16 roads each way → much faster.</text:p>
            </text:list-item>
          </text:list>
        </text:list-item>
        <text:list-item>
          <text:p text:style-name="P16">Example:</text:p>
          <text:list>
            <text:list-item>
              <text:p text:style-name="P16">A graphics card usually needs x16 (16 lanes) for high bandwidth.</text:p>
            </text:list-item>
            <text:list-item>
              <text:p text:style-name="P16">A sound card might only need x1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Endpoint Devices</text:span></text:h>
      <text:list xml:id="list4212443682" text:style-name="L10">
        <text:list-item>
          <text:p text:style-name="P17">These are <text:span text:style-name="Strong_20_Emphasis">the things you plug into those slots</text:span>.</text:p>
          <text:list>
            <text:list-item>
              <text:p text:style-name="P17">Examples: Graphics card, NVMe SSD, network card, FPGA board.</text:p>
            </text:list-item>
          </text:list>
        </text:list-item>
        <text:list-item>
          <text:p text:style-name="P17">Inside each device:</text:p>
          <text:list>
            <text:list-item>
              <text:p text:style-name="P17">A <text:span text:style-name="Strong_20_Emphasis">PCIe controller</text:span> that talks to the motherboard.</text:p>
            </text:list-item>
            <text:list-item>
              <text:p text:style-name="P17"><text:span text:style-name="Strong_20_Emphasis">Registers</text:span> for configuration (like switches and knobs for the driver to use).</text:p>
            </text:list-item>
            <text:list-item>
              <text:p text:style-name="P17">Optional <text:span text:style-name="Strong_20_Emphasis">RAM or buffers</text:span> for storing/transferring data.</text:p>
            </text:list-item>
            <text:list-item>
              <text:p text:style-name="P17">Ability to <text:span text:style-name="Strong_20_Emphasis">interrupt the CPU</text:span> when something happens.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Root Complex</text:span></text:h>
      <text:list xml:id="list3662959317" text:style-name="L11">
        <text:list-item>
          <text:p text:style-name="P18">The <text:span text:style-name="Strong_20_Emphasis">brain</text:span> on the CPU/motherboard that manages all PCIe traffic.</text:p>
        </text:list-item>
        <text:list-item>
          <text:p text:style-name="P18">The <text:span text:style-name="Strong_20_Emphasis">Root Complex</text:span>:</text:p>
          <text:list>
            <text:list-item>
              <text:p text:style-name="P18">Detects devices when the system starts.</text:p>
            </text:list-item>
            <text:list-item>
              <text:p text:style-name="P18">Decides how much "road space" (bandwidth) each device gets.</text:p>
            </text:list-item>
            <text:list-item>
              <text:p text:style-name="P18"><text:soft-page-break/>Assigns <text:span text:style-name="Strong_20_Emphasis">memory addresses</text:span> (so the CPU knows where to talk to the device).</text:p>
            </text:list-item>
            <text:list-item>
              <text:p text:style-name="P18">Connects PCIe devices to <text:span text:style-name="Strong_20_Emphasis">system RAM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Link Training &amp; Enumeration</text:span></text:h>
      <text:p text:style-name="Text_20_body">When you power on:</text:p>
      <text:list xml:id="list4047502870" text:style-name="L12">
        <text:list-item>
          <text:p text:style-name="P19"><text:span text:style-name="Strong_20_Emphasis">Link Training</text:span> (handshake between CPU and device):</text:p>
          <text:list>
            <text:list-item>
              <text:p text:style-name="P19">"Hey device, can you go at Gen4 speed?"</text:p>
            </text:list-item>
            <text:list-item>
              <text:p text:style-name="P19">"Yes, but I only have 8 lanes."</text:p>
            </text:list-item>
            <text:list-item>
              <text:p text:style-name="P19">"Alright, let’s use Gen4 x8."</text:p>
            </text:list-item>
          </text:list>
        </text:list-item>
        <text:list-item>
          <text:p text:style-name="P19"><text:span text:style-name="Strong_20_Emphasis">Enumeration</text:span>:</text:p>
          <text:list>
            <text:list-item>
              <text:p text:style-name="P19">CPU reads the device’s <text:span text:style-name="Strong_20_Emphasis">Vendor ID</text:span> (who made it) and <text:span text:style-name="Strong_20_Emphasis">Device ID</text:span> (what it is).</text:p>
            </text:list-item>
            <text:list-item>
              <text:p text:style-name="P19">Assigns it:</text:p>
              <text:list>
                <text:list-item>
                  <text:p text:style-name="P19"><text:span text:style-name="Strong_20_Emphasis">Bus number</text:span></text:p>
                </text:list-item>
                <text:list-item>
                  <text:p text:style-name="P19"><text:span text:style-name="Strong_20_Emphasis">Device number</text:span></text:p>
                </text:list-item>
                <text:list-item>
                  <text:p text:style-name="P19"><text:span text:style-name="Strong_20_Emphasis">Function number</text:span> (some devices have multiple functions, like a GPU with an audio function)</text:p>
                </text:list-item>
              </text:list>
            </text:list-item>
            <text:list-item>
              <text:p text:style-name="P19">Reserves memory areas (BARs) for the device.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BARs (Base Address Registers)</text:span></text:h>
      <text:list xml:id="list803604591" text:style-name="L13">
        <text:list-item>
          <text:p text:style-name="P20">Each PCIe device asks for <text:span text:style-name="Strong_20_Emphasis">a chunk of memory space</text:span> for its registers or data.</text:p>
        </text:list-item>
        <text:list-item>
          <text:p text:style-name="P20">Example:</text:p>
          <text:list>
            <text:list-item>
              <text:p text:style-name="P20">BAR0 = 4 KB → control registers (switches/buttons the driver can set/read)</text:p>
            </text:list-item>
            <text:list-item>
              <text:p text:style-name="P20">BAR1 = 8 MB → device’s local memory or buffers</text:p>
            </text:list-item>
          </text:list>
        </text:list-item>
        <text:list-item>
          <text:p text:style-name="P20">The CPU will use these addresses to talk to the device using <text:span text:style-name="Strong_20_Emphasis">MMIO (Memory Mapped I/O)</text:span>.</text:p>
        </text:list-item>
      </text:list>
      <text:p text:style-name="Horizontal_20_Line"/>
      <text:h text:style-name="Heading_20_2" text:outline-level="2"><text:span text:style-name="Strong_20_Emphasis">6. Interrupt Mechanisms</text:span></text:h>
      <text:p text:style-name="Text_20_body">When the device needs the CPU’s attention, it sends an <text:span text:style-name="Strong_20_Emphasis">interrupt</text:span>:</text:p>
      <text:list xml:id="list802173421" text:style-name="L14">
        <text:list-item>
          <text:p text:style-name="P21"><text:span text:style-name="Strong_20_Emphasis">Legacy Interrupts (INTx)</text:span>:</text:p>
          <text:list>
            <text:list-item>
              <text:p text:style-name="P21">Old style, multiple devices may share the same interrupt → CPU must check who called.</text:p>
            </text:list-item>
          </text:list>
        </text:list-item>
        <text:list-item>
          <text:p text:style-name="P21"><text:soft-page-break/><text:span text:style-name="Strong_20_Emphasis">MSI (Message Signaled Interrupts)</text:span>:</text:p>
          <text:list>
            <text:list-item>
              <text:p text:style-name="P21">Device sends a small message to a special CPU memory location → no sharing, faster.</text:p>
            </text:list-item>
          </text:list>
        </text:list-item>
        <text:list-item>
          <text:p text:style-name="P21"><text:span text:style-name="Strong_20_Emphasis">MSI-X</text:span>:</text:p>
          <text:list>
            <text:list-item>
              <text:p text:style-name="P21">Like MSI, but can have <text:span text:style-name="Strong_20_Emphasis">many interrupt lines</text:span> → different parts of the device can signal separately (e.g., multi-queue network cards).</text:p>
            </text:list-item>
          </text:list>
        </text:list-item>
      </text:list>
      <text:p text:style-name="Horizontal_20_Line"/>
      <text:p text:style-name="Text_20_body">💡 <text:span text:style-name="Strong_20_Emphasis">Putting it all together:</text:span></text:p>
      <text:list xml:id="list2973942025" text:style-name="L15">
        <text:list-item>
          <text:p text:style-name="P22">You plug a PCIe card into the motherboard slot.</text:p>
        </text:list-item>
        <text:list-item>
          <text:p text:style-name="P22">The Root Complex detects it, negotiates speed &amp; lanes.</text:p>
        </text:list-item>
        <text:list-item>
          <text:p text:style-name="P22">The CPU assigns BARs and interrupt numbers.</text:p>
        </text:list-item>
        <text:list-item>
          <text:p text:style-name="P22">Your driver uses those BARs to control the device.</text:p>
        </text:list-item>
        <text:list-item>
          <text:p text:style-name="P22">Data flows through PCIe lanes using MMIO or DMA.</text:p>
        </text:list-item>
        <text:list-item>
          <text:p text:style-name="P22">The device uses interrupts to notify the CPU when it’s done.</text:p>
        </text:list-item>
      </text:list>
      <text:p text:style-name="Horizontal_20_Line"/>
      <text:p text:style-name="P7">PCIe at its core</text:p>
      <text:p text:style-name="P3"/>
      <text:p text:style-name="P3">PCIe (Peripheral Component Interconnect Express) is a high-speed serial, point-to-point interconnect between the CPU/chipset (Root Complex) and devices (Endpoints).</text:p>
      <text:p text:style-name="P3"/>
      <text:p text:style-name="P3">It replaced parallel PCI for better speed and scalability.</text:p>
      <text:p text:style-name="P3"/>
      <text:p text:style-name="P3">Each connection is a Link, made up of lanes.</text:p>
      <text:p text:style-name="P3"/>
      <text:p text:style-name="P7">Each lane can be:</text:p>
      <text:p text:style-name="P3"/>
      <text:p text:style-name="P3">Gen1 → 2.5 GT/s (~250 MB/s per direction)</text:p>
      <text:p text:style-name="P3"/>
      <text:p text:style-name="P3">Gen2 → 5 GT/s (~500 MB/s per direction)</text:p>
      <text:p text:style-name="P3"/>
      <text:p text:style-name="P3">Gen3 → 8 GT/s (~985 MB/s per direction)</text:p>
      <text:p text:style-name="P3"/>
      <text:p text:style-name="P3">Gen4 → 16 GT/s (~1969 MB/s per direction)</text:p>
      <text:p text:style-name="P3"><text:soft-page-break/></text:p>
      <text:p text:style-name="P3">Gen5 → 32 GT/s (~3938 MB/s per direction)</text:p>
      <text:p text:style-name="P3"/>
      <text:p text:style-name="P3">Gen6 → 64 GT/s (~7876 MB/s per direction)</text:p>
      <text:p text:style-name="P3"/>
      <text:p text:style-name="P3">Lanes can be combined (x1, x4, x8, x16) to increase throughput.</text:p>
      <text:p text:style-name="P3"><text:span text:style-name="T1">2️⃣</text:span><text:span text:style-name="T2"> PCIe Topology</text:span></text:p>
      <text:p text:style-name="P3"/>
      <text:p text:style-name="P3">PCIe forms a tree-like hierarchy:</text:p>
      <text:p text:style-name="P3"/>
      <text:p text:style-name="P3">[ CPU / Root Complex ] (Bus 0)</text:p>
      <text:p text:style-name="P3">| Root Ports</text:p>
      <text:p text:style-name="P3">+----[ Endpoint: GPU ]</text:p>
      <text:p text:style-name="P3">+----[ PCIe Switch ]</text:p>
      <text:p text:style-name="P3">+----[ Endpoint: NVMe SSD ]</text:p>
      <text:p text:style-name="P3">+----[ Endpoint: NIC ]</text:p>
      <text:p text:style-name="P3"/>
      <text:p text:style-name="P3">Root Complex (RC) → connects CPU/memory to PCIe devices.</text:p>
      <text:p text:style-name="P3"/>
      <text:p text:style-name="P3">Root Port → the “exit” from RC to a PCIe link.</text:p>
      <text:p text:style-name="P3"/>
      <text:p text:style-name="P3">Switch → expands one Root Port into multiple downstream ports.</text:p>
      <text:p text:style-name="P3"/>
      <text:p text:style-name="P3">Endpoint (EP) → an actual PCIe device that performs a function (GPU, NIC, SSD).</text:p>
      <text:p text:style-name="P3"/>
      <text:p text:style-name="P3">Bridge → logical entity connecting two buses (Switch ports are bridges).</text:p>
      <text:p text:style-name="P3"/>
      <text:p text:style-name="P3"><text:span text:style-name="T1">3️⃣</text:span><text:span text:style-name="T2"> PCIe Addressing Model</text:span></text:p>
      <text:p text:style-name="P3"/>
      <text:p text:style-name="P3">PCIe still uses the PCI logical addressing scheme:</text:p>
      <text:p text:style-name="P3"/>
      <text:p text:style-name="P3">Bus : Device : Function</text:p>
      <text:p text:style-name="P3"><text:soft-page-break/></text:p>
      <text:p text:style-name="P3">Bus → logical grouping number (0–255 possible)</text:p>
      <text:p text:style-name="P3"/>
      <text:p text:style-name="P3">Device → position on that bus (0–31 possible)</text:p>
      <text:p text:style-name="P3"/>
      <text:p text:style-name="P3">Function → sub-function inside a device (0–7 possible)</text:p>
      <text:p text:style-name="P3"/>
      <text:p text:style-name="P3">So, maximum addressing space =</text:p>
      <text:p text:style-name="P3">256 buses × 32 devices/bus × 8 functions/device = 65,536 functions total.</text:p>
      <text:p text:style-name="P3"/>
      <text:p text:style-name="P3"><text:span text:style-name="T1">💡</text:span> In practice:</text:p>
      <text:p text:style-name="P3"/>
      <text:p text:style-name="P3">You won’t reach the theoretical max because hardware (chipset, switches) limits fan-out.</text:p>
      <text:p text:style-name="P3"/>
      <text:p text:style-name="P3">Consumer motherboards usually have 4–8 Root Ports; big servers with PCIe switches can get hundreds of devices.</text:p>
      <text:p text:style-name="P3"/>
      <text:p text:style-name="P3"><text:span text:style-name="T1">4️⃣</text:span> PCIe Configuration Space</text:p>
      <text:p text:style-name="P3"/>
      <text:p text:style-name="P3">This is per-device metadata + control registers.</text:p>
      <text:p text:style-name="P3">Purpose:</text:p>
      <text:p text:style-name="P3"/>
      <text:p text:style-name="P3">Identifies the device (Vendor ID, Device ID)</text:p>
      <text:p text:style-name="P3"/>
      <text:p text:style-name="P3">States capabilities (supported speeds, lanes, MSI/MSI-X, etc.)</text:p>
      <text:p text:style-name="P3"/>
      <text:p text:style-name="P3">Holds BARs (Base Address Registers) → tells CPU where the device’s MMIO space lives</text:p>
      <text:p text:style-name="P3"/>
      <text:p text:style-name="P3">Contains status, command bits, and power management controls.</text:p>
      <text:p text:style-name="P3"/>
      <text:p text:style-name="P3">Structure:</text:p>
      <text:p text:style-name="P3"/>
      <text:p text:style-name="P3"><text:soft-page-break/>First 256 bytes: Standard PCI header (PCI-compatible)</text:p>
      <text:p text:style-name="P3"/>
      <text:p text:style-name="P3">Next space (up to 4KB): Extended PCIe-specific capabilities</text:p>
      <text:p text:style-name="P3"/>
      <text:p text:style-name="P3">Example layout (256-byte standard part):</text:p>
      <text:p text:style-name="P3">Offset Field Size</text:p>
      <text:p text:style-name="P3">0x00 Vendor ID 2 bytes</text:p>
      <text:p text:style-name="P3">0x02 Device ID 2 bytes</text:p>
      <text:p text:style-name="P3">0x04 Command Register 2 bytes</text:p>
      <text:p text:style-name="P3">0x06 Status Register 2 bytes</text:p>
      <text:p text:style-name="P3">0x10 BAR0 4 bytes</text:p>
      <text:p text:style-name="P3">0x14 BAR1 4 bytes</text:p>
      <text:p text:style-name="Text_20_body">… … …</text:p>
      <text:p text:style-name="P3">0x3C Interrupt Line / Pin 4 bytes</text:p>
      <text:p text:style-name="P3"><text:span text:style-name="T1">5️⃣</text:span> How Many Devices Can I Connect?</text:p>
      <text:p text:style-name="P3"/>
      <text:p text:style-name="P3">The absolute theoretical limit is from the addressing scheme:</text:p>
      <text:p text:style-name="P3"/>
      <text:p text:style-name="P3">256 buses × 32 devices per bus × 8 functions = 65,536 functions</text:p>
      <text:p text:style-name="P3"/>
      <text:p text:style-name="P3">But in real life:</text:p>
      <text:p text:style-name="P3"/>
      <text:p text:style-name="P3">Root Complex has a limited number of Root Ports (e.g., 4–16 in consumer CPUs, up to ~48 in big Xeons).</text:p>
      <text:p text:style-name="P3"/>
      <text:p text:style-name="P3">PCIe switches can expand that, but they have finite downstream ports.</text:p>
      <text:p text:style-name="P3"/>
      <text:p text:style-name="P3">Electrical &amp; performance constraints (bandwidth sharing) limit practicality.</text:p>
      <text:p text:style-name="P3"/>
      <text:p text:style-name="P3">Example:</text:p>
      <text:p text:style-name="P3">If each Root Port → PCIe Switch with 8 downstream ports → each port has one endpoint</text:p>
      <text:p text:style-name="P3">→ You can get 8 × number_of_root_ports endpoints.</text:p>
      <text:p text:style-name="P3"><text:soft-page-break/><text:span text:style-name="T1">6️⃣</text:span> How Enumeration Uses Config Space</text:p>
      <text:p text:style-name="P3"/>
      <text:p text:style-name="P3">When the system boots:</text:p>
      <text:p text:style-name="P3"/>
      <text:p text:style-name="P3">Root Complex starts at Bus 0.</text:p>
      <text:p text:style-name="P3"/>
      <text:p text:style-name="P3">Reads config space of each possible device (Device 0–31, Function 0–7).</text:p>
      <text:p text:style-name="P3"/>
      <text:p text:style-name="P3">If a device exists, reads its Vendor ID / Device ID.</text:p>
      <text:p text:style-name="P3"/>
      <text:p text:style-name="P3">If device is a bridge (e.g., switch port), it assigns a new Bus Number to the downstream side and repeats scanning.</text:p>
      <text:p text:style-name="P3"/>
      <text:p text:style-name="P3">Assigns BAR addresses so CPU can talk to device registers via MMIO.</text:p>
      <text:p text:style-name="P3"/>
      <text:p text:style-name="P3"><text:span text:style-name="T1">7️⃣</text:span> Summary</text:p>
      <text:p text:style-name="P3"/>
      <text:p text:style-name="P3">PCIe = high-speed serial point-to-point interconnect in a tree topology.</text:p>
      <text:p text:style-name="P3"/>
      <text:p text:style-name="P3">Addressing = Bus:Device:Function (max 65k functions).</text:p>
      <text:p text:style-name="P3"/>
      <text:p text:style-name="P3">Config Space = per-device metadata &amp; control area, readable/writable by CPU.</text:p>
      <text:p text:style-name="P3"/>
      <text:p text:style-name="P3">Actual number of devices depends on physical Root Ports &amp; switches.</text:p>
      <text:p text:style-name="P3"/>
      <text:p text:style-name="P3">Enumeration = RC scanning config space to discover &amp; configure devices.</text:p>
      <text:p text:style-name="P3"/>
      <text:p text:style-name="P3">If you want, I can draw you a diagram showing PCIe’s physical and logical layout with bus numbering and config space locations so this clicks instantly.</text:p>
      <text:p text:style-name="P3">That visual will also make the “limit of devices” part very obvious.</text:p>
      <text:p text:style-name="P3"/>
      <text:p text:style-name="P3">Do you want me to make that?</text:p>
      <text:p text:style-name="P3"><text:soft-page-break/>You said:</text:p>
      <text:p text:style-name="P3">can uh explain work flow</text:p>
      <text:p text:style-name="P3">ChatGPT said:</text:p>
      <text:p text:style-name="P3"/>
      <text:p text:style-name="P3">Got it — let’s walk through the entire PCIe workflow from power-on to data transfer so you can see how all the pieces (Root Complex, bus numbers, config space, BARs, DMA) fit together.</text:p>
      <text:p text:style-name="P3">PCIe Workflow</text:p>
      <text:p text:style-name="P3">Step 1 — Power On &amp; Link Training</text:p>
      <text:p text:style-name="P3"/>
      <text:p text:style-name="P3">System powers up.</text:p>
      <text:p text:style-name="P3"/>
      <text:p text:style-name="P3">Each PCIe link (Root Complex <text:span text:style-name="T1">↔</text:span> device or switch) performs link training:</text:p>
      <text:p text:style-name="P3"/>
      <text:p text:style-name="P3">Negotiates speed (Gen1–Gen5).</text:p>
      <text:p text:style-name="P3"/>
      <text:p text:style-name="P3">Negotiates lane width (x1, x4, x8, x16).</text:p>
      <text:p text:style-name="P3"/>
      <text:p text:style-name="P3">Links stay in an inactive state until configured.</text:p>
      <text:p text:style-name="P3"/>
      <text:p text:style-name="P3">Step 2 — Enumeration (Bus Scanning)</text:p>
      <text:p text:style-name="P3"/>
      <text:p text:style-name="P3">Root Complex (RC) starts at Bus 0.</text:p>
      <text:p text:style-name="P3"/>
      <text:p text:style-name="P3">For each possible Device Number (0–31) and Function Number (0–7):</text:p>
      <text:p text:style-name="P3"/>
      <text:p text:style-name="P3">Reads Configuration Space at address Bus:Device:Function.</text:p>
      <text:p text:style-name="P3"/>
      <text:p text:style-name="P3">If the read returns a valid Vendor ID, a device exists there.</text:p>
      <text:p text:style-name="P3"/>
      <text:p text:style-name="P3">If the device is a Bridge (e.g., PCIe switch port):</text:p>
      <text:p text:style-name="P3"/>
      <text:p text:style-name="P3">RC assigns a new Bus Number to the downstream side.</text:p>
      <text:p text:style-name="P3"><text:soft-page-break/></text:p>
      <text:p text:style-name="P3">Repeats scanning for devices on that new bus.</text:p>
      <text:p text:style-name="P3"/>
      <text:p text:style-name="P3">Result:</text:p>
      <text:p text:style-name="P3">A tree of buses with devices assigned Bus:Device:Function addresses.</text:p>
      <text:p text:style-name="P3">Step 3 — Resource Assignment</text:p>
      <text:p text:style-name="P3"/>
      <text:p text:style-name="P3">For each discovered device:</text:p>
      <text:p text:style-name="P3"/>
      <text:p text:style-name="P3">RC reads BARs (Base Address Registers) from config space.</text:p>
      <text:p text:style-name="P3"/>
      <text:p text:style-name="P3">Each BAR tells how much address space the device needs (MMIO or I/O).</text:p>
      <text:p text:style-name="P3"/>
      <text:p text:style-name="P3">RC assigns physical address ranges in system memory space to those BARs.</text:p>
      <text:p text:style-name="P3"/>
      <text:p text:style-name="P3">Writes those assigned addresses back into the device’s BAR registers.</text:p>
      <text:p text:style-name="P3"/>
      <text:p text:style-name="P3">Now:</text:p>
      <text:p text:style-name="P3"/>
      <text:p text:style-name="P3">CPU knows where in memory the device’s registers live.</text:p>
      <text:p text:style-name="P3"/>
      <text:p text:style-name="P3">The OS can use MMIO reads/writes to control the device.</text:p>
      <text:p text:style-name="P3"/>
      <text:p text:style-name="P3">Step 4 — Driver Binding</text:p>
      <text:p text:style-name="P3"/>
      <text:p text:style-name="P3">OS checks Vendor ID + Device ID in config space.</text:p>
      <text:p text:style-name="P3"/>
      <text:p text:style-name="P3">Matches them to a driver in the OS.</text:p>
      <text:p text:style-name="P3"/>
      <text:p text:style-name="P3">Calls the driver’s probe() function.</text:p>
      <text:p text:style-name="P3"/>
      <text:p text:style-name="P3">Driver:</text:p>
      <text:p text:style-name="P3"><text:soft-page-break/></text:p>
      <text:p text:style-name="P3">Enables the device (pci_enable_device()).</text:p>
      <text:p text:style-name="P3"/>
      <text:p text:style-name="P3">Requests access to BAR regions (pci_request_regions()).</text:p>
      <text:p text:style-name="P3"/>
      <text:p text:style-name="P3">Maps BAR addresses to kernel virtual memory (pci_iomap()).</text:p>
      <text:p text:style-name="P3"/>
      <text:p text:style-name="P3">Step 5 — Device Initialization</text:p>
      <text:p text:style-name="P3"/>
      <text:p text:style-name="P3">Driver writes to the device’s control registers (via MMIO):</text:p>
      <text:p text:style-name="P3"/>
      <text:p text:style-name="P3">Sets mode (e.g., network speed, GPU mode).</text:p>
      <text:p text:style-name="P3"/>
      <text:p text:style-name="P3">Configures DMA addresses if needed.</text:p>
      <text:p text:style-name="P3"/>
      <text:p text:style-name="P3">Enables interrupts (MSI/MSI-X or legacy INTx).</text:p>
      <text:p text:style-name="P3"/>
      <text:p text:style-name="P3">Step 6 — Data Transfer</text:p>
      <text:p text:style-name="P3"/>
      <text:p text:style-name="P3">Two main methods:</text:p>
      <text:p text:style-name="P3"/>
      <text:p text:style-name="P3">A) MMIO Access</text:p>
      <text:p text:style-name="P3"/>
      <text:p text:style-name="P3">CPU directly reads/writes device registers or buffers in BAR space:</text:p>
      <text:p text:style-name="P3"/>
      <text:p text:style-name="P3">iowrite32(value, bar0_base + OFFSET);</text:p>
      <text:p text:style-name="P3">val = ioread32(bar0_base + OFFSET);</text:p>
      <text:p text:style-name="P3"/>
      <text:p text:style-name="P3">B) DMA Transfer (common for large data)</text:p>
      <text:p text:style-name="P3"/>
      <text:p text:style-name="P3">Driver allocates a DMA buffer in system RAM:</text:p>
      <text:p text:style-name="P3"/>
      <text:p text:style-name="P3"><text:soft-page-break/>dma_alloc_coherent(&amp;pdev-&gt;dev, size, &amp;dma_handle, GFP_KERNEL);</text:p>
      <text:p text:style-name="P3"/>
      <text:p text:style-name="P3">Driver writes the buffer’s physical address into the device’s control registers (via MMIO).</text:p>
      <text:p text:style-name="P3"/>
      <text:p text:style-name="P3">Device initiates DMA over PCIe:</text:p>
      <text:p text:style-name="P3"/>
      <text:p text:style-name="P3">Reads (DMA-IN) or writes (DMA-OUT) directly to/from host memory.</text:p>
      <text:p text:style-name="P3"/>
      <text:p text:style-name="P3">When done, device sends MSI/MSI-X interrupt to the CPU.</text:p>
      <text:p text:style-name="P3"/>
      <text:p text:style-name="P3">Step 7 — Interrupt Handling</text:p>
      <text:p text:style-name="P3"/>
      <text:p text:style-name="P3">OS interrupt handler runs (registered by driver).</text:p>
      <text:p text:style-name="P3"/>
      <text:p text:style-name="P3">Driver checks device status register (via MMIO) to see what happened.</text:p>
      <text:p text:style-name="P3"/>
      <text:p text:style-name="P3">If DMA completed:</text:p>
      <text:p text:style-name="P3"/>
      <text:p text:style-name="P3">Driver wakes waiting processes.</text:p>
      <text:p text:style-name="P3"/>
      <text:p text:style-name="P3">User-space app can now read/write data.</text:p>
      <text:p text:style-name="P3"/>
      <text:p text:style-name="P3">Step 8 — User-Space Interaction</text:p>
      <text:p text:style-name="P3"/>
      <text:p text:style-name="P3">User-space communicates with the driver via:</text:p>
      <text:p text:style-name="P3"/>
      <text:p text:style-name="P3">/dev/ character device → read(), write(), ioctl().</text:p>
      <text:p text:style-name="P3"/>
      <text:p text:style-name="P3">mmap() for direct BAR access.</text:p>
      <text:p text:style-name="P3"/>
      <text:p text:style-name="P3">sysfs/debugfs entries.</text:p>
      <text:p text:style-name="P3"/>
      <text:p text:style-name="P3"><text:soft-page-break/>Full Flow in Short</text:p>
      <text:p text:style-name="P3"/>
      <text:p text:style-name="P3">[ Power On ]</text:p>
      <text:p text:style-name="Text_20_body">↓</text:p>
      <text:p text:style-name="P3">Link Training</text:p>
      <text:p text:style-name="Text_20_body">↓</text:p>
      <text:p text:style-name="P3">Enumeration (RC scans buses)</text:p>
      <text:p text:style-name="Text_20_body">↓</text:p>
      <text:p text:style-name="P3">Assign Bus Numbers &amp; BAR addresses</text:p>
      <text:p text:style-name="Text_20_body">↓</text:p>
      <text:p text:style-name="P3">Load Driver (based on Vendor ID / Device ID)</text:p>
      <text:p text:style-name="Text_20_body">↓</text:p>
      <text:p text:style-name="P3">Map BARs → Driver MMIO Access</text:p>
      <text:p text:style-name="Text_20_body">↓</text:p>
      <text:p text:style-name="P3">Driver initializes device (mode, DMA buffers, interrupts)</text:p>
      <text:p text:style-name="Text_20_body">↓</text:p>
      <text:p text:style-name="P3">Data Transfer via MMIO or DMA</text:p>
      <text:p text:style-name="Text_20_body">↓</text:p>
      <text:p text:style-name="P3">Interrupt signals completion</text:p>
      <text:p text:style-name="Text_20_body">↓</text:p>
      <text:p text:style-name="P3">User-space sees results</text:p>
      <text:p text:style-name="P3"/>
      <text:p text:style-name="P3">If you want, I can draw you a step-by-step diagram showing how data flows from CPU → Root Complex → PCIe link → Device → back so you can visualize enumeration, BAR mapping, and DMA in one picture.</text:p>
      <text:p text:style-name="P3">That will make this workflow click instantly.</text:p>
      <text:p text:style-name="P3">You said:</text:p>
      <text:p text:style-name="P3">how to know vendor id is valid or not during enumertion</text:p>
      <text:p text:style-name="P3">ChatGPT said:</text:p>
      <text:p text:style-name="P3"/>
      <text:p text:style-name="P3">During PCIe enumeration, the Vendor ID validity check is actually very simple — the PCI/PCIe spec reserves one value (0xFFFF) to mean “no device present”.</text:p>
      <text:p text:style-name="P3"><text:span text:style-name="T1">1️⃣</text:span> Where Vendor ID comes from</text:p>
      <text:p text:style-name="P3"><text:soft-page-break/></text:p>
      <text:p text:style-name="P3">Every PCI/PCIe device has a Configuration Space.</text:p>
      <text:p text:style-name="P3"/>
      <text:p text:style-name="P3">The very first 4 bytes at offset 0x00 are:</text:p>
      <text:p text:style-name="P3"/>
      <text:p text:style-name="P3">[ 15:0 ] Vendor ID</text:p>
      <text:p text:style-name="P3">[ 31:16 ] Device ID</text:p>
      <text:p text:style-name="P3"/>
      <text:p text:style-name="P3">When the Root Complex or OS reads this address, the device responds with its assigned Vendor ID (from PCI-SIG registry).</text:p>
      <text:p text:style-name="P3"/>
      <text:p text:style-name="P3"><text:span text:style-name="T1">2️⃣</text:span> Valid vs Invalid Vendor IDs</text:p>
      <text:p text:style-name="P3"/>
      <text:p text:style-name="P3">Valid Vendor ID → A real 16-bit value assigned by PCI-SIG (e.g., 0x8086 for Intel, 0x10DE for NVIDIA, 0x1AF4 for VirtIO).</text:p>
      <text:p text:style-name="P3"/>
      <text:p text:style-name="P3">Invalid Vendor ID → 0xFFFF (all bits 1).</text:p>
      <text:p text:style-name="P3">This is defined in the PCI spec to mean "no device present at this Bus:Device:Function".</text:p>
      <text:p text:style-name="P3"/>
      <text:p text:style-name="P3">So during enumeration:</text:p>
      <text:p text:style-name="P3"/>
      <text:p text:style-name="P3">RC tries reading from config space at a given B:D:F.</text:p>
      <text:p text:style-name="P3"/>
      <text:p text:style-name="P3">If read returns 0xFFFF, nothing is there → skip to next device/function.</text:p>
      <text:p text:style-name="P3"/>
      <text:p text:style-name="P3">If read returns anything else, it's a real device.</text:p>
      <text:p text:style-name="P3"/>
      <text:p text:style-name="P3"><text:span text:style-name="T1">3️⃣</text:span> Example in practice</text:p>
      <text:p text:style-name="P3"/>
      <text:p text:style-name="P3">Pseudo-code for enumeration check:</text:p>
      <text:p text:style-name="P3"/>
      <text:p text:style-name="P3">vendor_id = pci_config_read16(bus, device, function, 0x00);</text:p>
      <text:p text:style-name="P3"><text:soft-page-break/>if (vendor_id == 0xFFFF) {</text:p>
      <text:p text:style-name="P3">// No device present</text:p>
      <text:p text:style-name="P3">} else {</text:p>
      <text:p text:style-name="P3">// Device exists, read device_id too</text:p>
      <text:p text:style-name="P3">device_id = pci_config_read16(bus, device, function, 0x02);</text:p>
      <text:p text:style-name="Text_20_body">}</text:p>
      <text:p text:style-name="Text_20_body"/>
      <text:p text:style-name="P3"><text:span text:style-name="T1">4️⃣</text:span> How to check in Linux</text:p>
      <text:p text:style-name="P3"/>
      <text:p text:style-name="P3">From user-space:</text:p>
      <text:p text:style-name="P3"/>
      <text:p text:style-name="P3">lspci -nn</text:p>
      <text:p text:style-name="P3"/>
      <text:p text:style-name="P3">Example output:</text:p>
      <text:p text:style-name="P3"/>
      <text:p text:style-name="P3">00:1f.6 Ethernet controller [0200]: Intel Corporation Ethernet Connection (7) I219-V [8086:15bc]</text:p>
      <text:p text:style-name="P3"/>
      <text:p text:style-name="P3">8086 = Vendor ID (Intel)</text:p>
      <text:p text:style-name="P3"/>
      <text:p text:style-name="P3">15bc = Device ID</text:p>
      <text:p text:style-name="P3"/>
      <text:p text:style-name="P3">To see raw config space:</text:p>
      <text:p text:style-name="P3"/>
      <text:p text:style-name="P3">sudo lspci -s 00:1f.6 -xxx</text:p>
      <text:p text:style-name="P3"/>
      <text:p text:style-name="P3">The first two bytes will be the Vendor ID.</text:p>
      <text:p text:style-name="P3"/>
      <text:p text:style-name="P3"><text:span text:style-name="T1">✅</text:span> Key takeaway:</text:p>
      <text:p text:style-name="P3">During enumeration, "valid" simply means Vendor ID ≠ 0xFFFF.</text:p>
      <text:p text:style-name="P3">If it’s 0xFFFF, there’s no device responding at that address.</text:p>
      <text:p text:style-name="P3"/>
      <text:p text:style-name="P3"><text:soft-page-break/>If you want, I can also explain how the Root Complex actually performs that read over PCIe (TLP transaction) and why 0xFFFF appears when no device responds — that’s the electrical/protocol side. Would you like me to go that deep?</text:p>
      <text:p text:style-name="P3">You said:</text:p>
      <text:p text:style-name="P3">es</text:p>
      <text:p text:style-name="P3">ChatGPT said:</text:p>
      <text:p text:style-name="P3"/>
      <text:p text:style-name="P3">Alright — let’s dig into how the Root Complex actually knows whether a Vendor ID is valid or not, from the PCIe protocol/electrical perspective.</text:p>
      <text:p text:style-name="P3"><text:span text:style-name="T1">1️⃣</text:span> The Setup: Reading Config Space</text:p>
      <text:p text:style-name="P3"/>
      <text:p text:style-name="P3">When the Root Complex (RC) does enumeration, it uses Configuration Read Requests over PCIe.</text:p>
      <text:p text:style-name="P3"/>
      <text:p text:style-name="P3">PCIe communication is packet-based (Transaction Layer Packets, or TLPs).</text:p>
      <text:p text:style-name="P3"/>
      <text:p text:style-name="P3">A Config Read TLP contains:</text:p>
      <text:p text:style-name="P3"/>
      <text:p text:style-name="P3">Bus Number</text:p>
      <text:p text:style-name="P3"/>
      <text:p text:style-name="P3">Device Number</text:p>
      <text:p text:style-name="P3"/>
      <text:p text:style-name="P3">Function Number</text:p>
      <text:p text:style-name="P3"/>
      <text:p text:style-name="P3">Register Offset (e.g., 0x00 for Vendor ID/Device ID)</text:p>
      <text:p text:style-name="P3"/>
      <text:p text:style-name="P3">Type = Configuration Read</text:p>
      <text:p text:style-name="P3"/>
      <text:p text:style-name="P3"><text:span text:style-name="T1">2️⃣</text:span> RC Sends a Config Read</text:p>
      <text:p text:style-name="P3"/>
      <text:p text:style-name="P3">Example:</text:p>
      <text:p text:style-name="P3"/>
      <text:p text:style-name="P3">RC wants to check Bus 3, Device 0, Function 0, Offset 0x00.</text:p>
      <text:p text:style-name="P3"/>
      <text:p text:style-name="P3"><text:soft-page-break/>It sends a Type 0 Config Read TLP (for devices on same bus) or Type 1 (for downstream buses via bridges).</text:p>
      <text:p text:style-name="P3"/>
      <text:p text:style-name="P3">The packet travels down the PCIe hierarchy (root port → switch ports → device).</text:p>
      <text:p text:style-name="P3"/>
      <text:p text:style-name="P3"><text:span text:style-name="T1">3️⃣</text:span> Device Responds (or Not)</text:p>
      <text:p text:style-name="P3"/>
      <text:p text:style-name="P3">Two possibilities:</text:p>
      <text:p text:style-name="P3">A) Device exists at that address</text:p>
      <text:p text:style-name="P3"/>
      <text:p text:style-name="P3">The endpoint’s PCIe Configuration Space logic sees that the B:D:F matches its own.</text:p>
      <text:p text:style-name="P3"/>
      <text:p text:style-name="P3">It sends a Completion TLP back to the RC with 4 bytes of data:</text:p>
      <text:p text:style-name="P3"/>
      <text:p text:style-name="P3">Byte 0-1: Vendor ID (e.g., 0x8086 for Intel)</text:p>
      <text:p text:style-name="P3">Byte 2-3: Device ID</text:p>
      <text:p text:style-name="P3"/>
      <text:p text:style-name="P3">RC receives data and continues enumeration.</text:p>
      <text:p text:style-name="P3"/>
      <text:p text:style-name="P3">B) No device at that address</text:p>
      <text:p text:style-name="P3"/>
      <text:p text:style-name="P3">No endpoint claims that B:D:F.</text:p>
      <text:p text:style-name="P3"/>
      <text:p text:style-name="P3">The TLP times out in the hierarchy → PCIe fabric generates a Completer Abort response.</text:p>
      <text:p text:style-name="P3"/>
      <text:p text:style-name="P3">In PCIe spec, a Completer Abort for a config read returns all bits set (0xFFFF) for 16-bit reads (or 0xFFFFFFFF for 32-bit reads).</text:p>
      <text:p text:style-name="P3"/>
      <text:p text:style-name="P3">RC interprets this as "No device present".</text:p>
      <text:p text:style-name="P3"/>
      <text:p text:style-name="P3"><text:span text:style-name="T1">4️⃣</text:span> Why 0xFFFF Means “No Device”</text:p>
      <text:p text:style-name="P3"/>
      <text:p text:style-name="P3"><text:soft-page-break/>Historically in PCI:</text:p>
      <text:p text:style-name="P3"/>
      <text:p text:style-name="P3">Config space reads to a non-existent device electrically floated the data lines → pull-up resistors made all bits read as 1.</text:p>
      <text:p text:style-name="P3"/>
      <text:p text:style-name="P3">PCIe kept this convention, but here it’s not electrical floating — it’s the protocol-mandated completion code that signals no valid data.</text:p>
      <text:p text:style-name="P3"/>
      <text:p text:style-name="P3"><text:span text:style-name="T1">5️⃣</text:span> Protocol Flow Example</text:p>
      <text:p text:style-name="P3"/>
      <text:p text:style-name="P3">Bus 0, Dev 2, Func 0:</text:p>
      <text:p text:style-name="P3"/>
      <text:p text:style-name="P3">RC → Config Read TLP (Bus=0, Dev=2, Func=0, Offset=0x00)</text:p>
      <text:p text:style-name="Text_20_body">↓</text:p>
      <text:p text:style-name="P3">If device exists:</text:p>
      <text:p text:style-name="P3">Device → Completion TLP (Data=VendorID/DeviceID)</text:p>
      <text:p text:style-name="P3">Else:</text:p>
      <text:p text:style-name="P3">PCIe fabric → Completion Abort (Data=0xFFFF)</text:p>
      <text:p text:style-name="P3"/>
      <text:p text:style-name="P3"><text:span text:style-name="T1">6️⃣</text:span> Visual Sequence</text:p>
      <text:p text:style-name="P3"/>
      <text:p text:style-name="P3">[ Root Complex ]</text:p>
      <text:p text:style-name="Text_20_body">|</text:p>
      <text:p text:style-name="P3">| Config Read Request (B:D:F, offset=0x00)</text:p>
      <text:p text:style-name="P3">v</text:p>
      <text:p text:style-name="P3">[ PCIe Switch / Link ]</text:p>
      <text:p text:style-name="Text_20_body">|</text:p>
      <text:p text:style-name="P3">+---&gt; Device? Yes → sends VendorID (e.g., 0x10DE)</text:p>
      <text:p text:style-name="Text_20_body">|</text:p>
      <text:p text:style-name="P3">+---&gt; No Device → Completion Abort → RC reads 0xFFFF</text:p>
      <text:p text:style-name="P3"/>
      <text:p text:style-name="P3"><text:span text:style-name="T1">✅</text:span> Key point:</text:p>
      <text:p text:style-name="P3"><text:soft-page-break/>The Root Complex doesn’t guess — it literally tries to read the Vendor ID over PCIe, and if no device responds, the PCIe protocol guarantees it gets back a “no data” pattern (0xFFFF) via a Completion Abort.</text:p>
      <text:p text:style-name="P3"/>
      <text:p text:style-name="P3">Yes — PCIe is <text:span text:style-name="Strong_20_Emphasis">packet-based</text:span> (unlike old parallel PCI which was signal/clock-based with shared lines).<text:line-break/>Let me break it down in detail so you can see exactly how it works from physical signaling up to packet flow.</text:p>
      <text:p text:style-name="Horizontal_20_Line"/>
      <text:h text:style-name="Heading_20_2" text:outline-level="2"><text:span text:style-name="Strong_20_Emphasis">1. PCIe as a Packet-Based Protocol</text:span></text:h>
      <text:list xml:id="list2810180045" text:style-name="L16">
        <text:list-item>
          <text:p text:style-name="P23">PCIe works like a <text:span text:style-name="Strong_20_Emphasis">network</text:span> inside your motherboard — but point-to-point instead of broadcast.</text:p>
        </text:list-item>
        <text:list-item>
          <text:p text:style-name="P23">Data is not sent as raw bytes over wires; it’s broken into <text:span text:style-name="Strong_20_Emphasis">packets</text:span>.</text:p>
        </text:list-item>
        <text:list-item>
          <text:p text:style-name="P23">These packets are called <text:span text:style-name="Strong_20_Emphasis">TLPs</text:span> (<text:span text:style-name="Strong_20_Emphasis">Transaction Layer Packets</text:span>) and <text:span text:style-name="Strong_20_Emphasis">DLLPs</text:span> (<text:span text:style-name="Strong_20_Emphasis">Data Link Layer Packets</text:span>).</text:p>
        </text:list-item>
      </text:list>
      <text:p text:style-name="Horizontal_20_Line"/>
      <text:h text:style-name="Heading_20_2" text:outline-level="2"><text:span text:style-name="Strong_20_Emphasis">2. PCIe Layered Architecture</text:span></text:h>
      <text:p text:style-name="Text_20_body">Think of PCIe like a networking stack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ransaction Layer</text:span></text:p>
          </table:table-cell>
          <table:table-cell table:style-name="Table1.A1" office:value-type="string">
            <text:p text:style-name="Table_20_Contents">Creates <text:span text:style-name="Strong_20_Emphasis">TLPs</text:span> for memory read/write, I/O, and configuration reques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 Link Layer</text:span></text:p>
          </table:table-cell>
          <table:table-cell table:style-name="Table1.A1" office:value-type="string">
            <text:p text:style-name="Table_20_Contents">Adds <text:span text:style-name="Strong_20_Emphasis">sequence numbers</text:span> and <text:span text:style-name="Strong_20_Emphasis">CRC (LCRC)</text:span> for error detection, uses <text:span text:style-name="Strong_20_Emphasis">ACK/NAK</text:span> for retri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hysical Layer</text:span></text:p>
          </table:table-cell>
          <table:table-cell table:style-name="Table1.A1" office:value-type="string">
            <text:p text:style-name="Table_20_Contents">Serializes data into bit streams, sends over lanes using 8b/10b (Gen1/2) or 128b/130b (Gen3+) encoding.</text:p>
          </table:table-cell>
        </table:table-row>
      </table:table>
      <text:h text:style-name="P4" text:outline-level="3"><text:span text:style-name="Strong_20_Emphasis">Step 1 — Transaction Layer Creates a Request</text:span></text:h>
      <text:list xml:id="list1967401959" text:style-name="L17">
        <text:list-item>
          <text:p text:style-name="P24">CPU (Root Complex) makes a <text:span text:style-name="Strong_20_Emphasis">Memory Read</text:span> request for a certain BAR (Base Address Register) address of the device.</text:p>
        </text:list-item>
        <text:list-item>
          <text:p text:style-name="P24">The <text:span text:style-name="Strong_20_Emphasis">Transaction Layer</text:span> builds a <text:span text:style-name="Strong_20_Emphasis">TLP</text:span> with:</text:p>
          <text:list>
            <text:list-item>
              <text:p text:style-name="P24">Request Type: Memory Read</text:p>
            </text:list-item>
            <text:list-item>
              <text:p text:style-name="P24">Address: Target address in device memory</text:p>
            </text:list-item>
            <text:list-item>
              <text:p text:style-name="P24">Length: Number of bytes</text:p>
            </text:list-item>
            <text:list-item>
              <text:p text:style-name="P24">Requester ID: Who sent it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tep 2 — Data Link Layer Wraps the TLP</text:span></text:h>
      <text:list xml:id="list3679823987" text:style-name="L18">
        <text:list-item>
          <text:p text:style-name="P25">Adds a <text:span text:style-name="Strong_20_Emphasis">sequence number</text:span> so the receiver can detect lost packets.</text:p>
        </text:list-item>
        <text:list-item>
          <text:p text:style-name="P25">Adds an <text:span text:style-name="Strong_20_Emphasis">LCRC</text:span> (Link CRC) for integrity.</text:p>
        </text:list-item>
        <text:list-item>
          <text:p text:style-name="P25">Sends <text:span text:style-name="Strong_20_Emphasis">DLLP ACK</text:span> or <text:span text:style-name="Strong_20_Emphasis">NAK</text:span> depending on whether it got the packet.</text:p>
        </text:list-item>
      </text:list>
      <text:p text:style-name="Horizontal_20_Line"/>
      <text:h text:style-name="Heading_20_3" text:outline-level="3"><text:span text:style-name="Strong_20_Emphasis">Step 3 — Physical Layer Sends Data</text:span></text:h>
      <text:list xml:id="list3001903210" text:style-name="L19">
        <text:list-item>
          <text:p text:style-name="P26">Data is <text:span text:style-name="Strong_20_Emphasis">serialized</text:span> into 1, 2, 4, 8, 16, or 32 lanes (depending on link width: x1, x4, x8, x16).</text:p>
        </text:list-item>
        <text:list-item>
          <text:p text:style-name="P26">Sent using differential pairs (Tx+, Tx–, Rx+, Rx–).</text:p>
        </text:list-item>
        <text:list-item>
          <text:p text:style-name="P26">PCIe is <text:span text:style-name="Strong_20_Emphasis">full-duplex</text:span> — request packets can go in one direction while data packets come back in the other.</text:p>
        </text:list-item>
      </text:list>
      <text:p text:style-name="Horizontal_20_Line"/>
      <text:h text:style-name="Heading_20_3" text:outline-level="3"><text:span text:style-name="Strong_20_Emphasis">Step 4 — Device Responds</text:span></text:h>
      <text:list xml:id="list1143609437" text:style-name="L20">
        <text:list-item>
          <text:p text:style-name="P27">Device’s <text:span text:style-name="Strong_20_Emphasis">Transaction Layer</text:span> sees the Memory Read request.</text:p>
        </text:list-item>
        <text:list-item>
          <text:p text:style-name="P27">Fetches data from its internal memory or register.</text:p>
        </text:list-item>
        <text:list-item>
          <text:p text:style-name="P27">Creates a <text:span text:style-name="Strong_20_Emphasis">Completion TLP</text:span> with the requested data.</text:p>
        </text:list-item>
        <text:list-item>
          <text:p text:style-name="P27">Sends it back through the same process (Transaction → Data Link → Physical).</text:p>
        </text:list-item>
      </text:list>
      <text:p text:style-name="Horizontal_20_Line"/>
      <text:h text:style-name="Heading_20_2" text:outline-level="2"><text:span text:style-name="Strong_20_Emphasis">4. Packet Types in PCIe</text:span></text:h>
      <text:list xml:id="list3239630055" text:style-name="L21">
        <text:list-item>
          <text:p text:style-name="P28"><text:span text:style-name="Strong_20_Emphasis">TLPs (Transaction Layer Packets)</text:span></text:p>
          <text:list>
            <text:list-item>
              <text:p text:style-name="P28">Memory Read / Memory Write</text:p>
            </text:list-item>
            <text:list-item>
              <text:p text:style-name="P28">I/O Read / I/O Write</text:p>
            </text:list-item>
            <text:list-item>
              <text:p text:style-name="P28">Configuration Read / Configuration Write</text:p>
            </text:list-item>
            <text:list-item>
              <text:p text:style-name="P28">Completion (with/without data)</text:p>
            </text:list-item>
          </text:list>
        </text:list-item>
        <text:list-item>
          <text:p text:style-name="P28"><text:span text:style-name="Strong_20_Emphasis">DLLPs (Data Link Layer Packets)</text:span></text:p>
          <text:list>
            <text:list-item>
              <text:p text:style-name="P28">ACK / NAK for reliability</text:p>
            </text:list-item>
            <text:list-item>
              <text:p text:style-name="P28">Flow control updates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Enumeration and Vendor ID Validation</text:span></text:h>
      <text:p text:style-name="Text_20_body">During enumeration:</text:p>
      <text:list xml:id="list2331084010" text:style-name="L22">
        <text:list-item>
          <text:p text:style-name="P29">Root Complex sends <text:span text:style-name="Strong_20_Emphasis">Configuration Read TLP</text:span> to Bus 0, Device 0, Function 0.</text:p>
        </text:list-item>
        <text:list-item>
          <text:p text:style-name="P29">If device responds, it has:</text:p>
          <text:list>
            <text:list-item>
              <text:p text:style-name="P29"><text:soft-page-break/><text:span text:style-name="Strong_20_Emphasis">Vendor ID</text:span> (first 16 bits in config space)</text:p>
            </text:list-item>
            <text:list-item>
              <text:p text:style-name="P29"><text:span text:style-name="Strong_20_Emphasis">Device ID</text:span></text:p>
            </text:list-item>
          </text:list>
        </text:list-item>
        <text:list-item>
          <text:p text:style-name="P29">Vendor IDs are assigned by PCI-SIG — OS checks them against a known list.</text:p>
        </text:list-item>
        <text:list-item>
          <text:p text:style-name="P29">If Vendor ID is <text:span text:style-name="Source_20_Text">0xFFFF</text:span>, it means <text:span text:style-name="Strong_20_Emphasis">no device present</text:span>.</text:p>
        </text:list-item>
      </text:list>
      <text:p text:style-name="Horizontal_20_Line"/>
      <text:h text:style-name="Heading_20_2" text:outline-level="2"><text:span text:style-name="Strong_20_Emphasis">6. Limits on Devices (Bus Structure)</text:span></text:h>
      <text:list xml:id="list1470318831" text:style-name="L23">
        <text:list-item>
          <text:p text:style-name="P30">PCIe still keeps <text:span text:style-name="Strong_20_Emphasis">Bus:Device:Function</text:span> addressing:</text:p>
          <text:list>
            <text:list-item>
              <text:p text:style-name="P30"><text:span text:style-name="Strong_20_Emphasis">Bus</text:span>: 0–255 (8-bit) → 256 buses</text:p>
            </text:list-item>
            <text:list-item>
              <text:p text:style-name="P30"><text:span text:style-name="Strong_20_Emphasis">Device</text:span>: 0–31 (5-bit) → 32 devices per bus</text:p>
            </text:list-item>
            <text:list-item>
              <text:p text:style-name="P30"><text:span text:style-name="Strong_20_Emphasis">Function</text:span>: 0–7 (3-bit) → 8 functions per device</text:p>
            </text:list-item>
          </text:list>
        </text:list-item>
        <text:list-item>
          <text:p text:style-name="P30">Theoretically: <text:span text:style-name="Strong_20_Emphasis">256 × 32 × 8 = 65,536 functions</text:span><text:line-break/>But in reality, limited by motherboard lanes &amp; slot count.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1:55:13.856280373</meta:creation-date>
    <meta:editing-duration>PT1H23M32S</meta:editing-duration>
    <meta:editing-cycles>4</meta:editing-cycles>
    <meta:generator>LibreOffice/7.3.7.2$Linux_X86_64 LibreOffice_project/30$Build-2</meta:generator>
    <dc:date>2025-08-28T17:40:41.305583330</dc:date>
    <meta:document-statistic meta:table-count="1" meta:image-count="0" meta:object-count="0" meta:page-count="27" meta:paragraph-count="527" meta:word-count="4251" meta:character-count="24896" meta:non-whitespace-character-count="21272"/>
  </office:meta>
</office:document-meta>
</file>